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ylfaen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Sylfaen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ylfae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ylfae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ylfae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ylfaen" fo:font-size="9pt" fo:font-style="italic" style:text-underline-style="none" style:font-size-asian="9pt" style:font-style-asian="italic" style:font-size-complex="9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Sylfaen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ylfae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ylfaen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 Mickaël<text:tab/><text:tab/><text:tab/><text:tab/><text:tab/><text:tab/><text:tab/><text:tab/> <text:tab/> <text:s text:c="21"/>05/12/06</text:p>
      <text:p text:style-name="P1">Maillard Victor<text:tab/><text:tab/><text:tab/><text:tab/><text:tab/><text:tab/><text:tab/><text:tab/><text:tab/> <text:s text:c="18"/>secteur 5 / 1MRIM</text:p>
      <text:p text:style-name="P1"/>
      <text:p text:style-name="P1"/>
      <text:p text:style-name="P1"/>
      <text:p text:style-name="P2">TP 7: Installation Réseau de Fedora Core 5</text:p>
      <text:p text:style-name="P3"/>
      <text:p text:style-name="P3"/>
      <text:p text:style-name="P4">II Mise en situation</text:p>
      <text:p text:style-name="P5">Nous avons suivi la feuille de consigne et les instructions données à l'écran.</text:p>
      <text:p text:style-name="P5"/>
      <text:p text:style-name="P4">III <text:s/>Installation</text:p>
      <text:p text:style-name="P5">Nous avons suivi la feuille de consigne et les instructions données à l'écran.</text:p>
      <text:p text:style-name="P5"/>
      <text:p text:style-name="P4">IV Configuration du système</text:p>
      <text:p text:style-name="P5">Nous avons suivi la feuille de consigne et les instructions données à l'écran.</text:p>
      <text:p text:style-name="P5"/>
      <text:p text:style-name="P4">V Instalation d'une suite bureautique</text:p>
      <text:p text:style-name="P5">Explications des fonctions de la commande:<text:span text:style-name="T1"> tar -xvzf nom_du_fichier.tar.gz</text:span></text:p>
      <text:p text:style-name="P5"><text:tab/><text:span text:style-name="T2">tar <text:s text:c="2"/>:</text:span> signifie que c'est une archive à décompresser.</text:p>
      <text:p text:style-name="P5"><text:tab/><text:span text:style-name="T2">xvzf :</text:span></text:p>
      <text:p text:style-name="P5"/>
      <text:p text:style-name="P5">Explication de la commande: <text:span text:style-name="T1">rpm -Uvih *rpm</text:span></text:p>
      <text:p text:style-name="P5"><text:tab/><text:span text:style-name="T2">rpm <text:s/>:</text:span> signifie que c'est un programme exécutable à installer.(rpm = RedHat Package Manager )</text:p>
      <text:p text:style-name="P5"><text:tab/><text:span text:style-name="T2">Uvih : <text:s text:c="3"/></text:span>U -&gt; upgrage (mise àjour)</text:p>
      <text:p text:style-name="P5"><text:tab/><text:tab/> <text:s/>i -&gt; faire une installation</text:p>
      <text:p text:style-name="P5"><text:tab/><text:tab/> h -&gt; affichage d'une barre de progression</text:p>
      <text:p text:style-name="P5"><text:tab/><text:tab/> v -&gt; montre les messages d'erreur ou de réussite</text:p>
      <text:p text:style-name="P5"><text:tab/><text:span text:style-name="T2">*rpm <text:s/>: </text:span>tous les installeurs du dossier courant.</text:p>
      <text:p text:style-name="P5"/>
      <text:p text:style-name="P4">VI Image du système</text:p>
      <text:p text:style-name="P5"/>
      <text:p text:style-name="P5">Image non faite par manque de temps, mais voici la procédure à faire pour sauver sur serveur:</text:p>
      <text:p text:style-name="P5"><text:tab/><text:tab/><text:span text:style-name="T3">ifconfig 172.28.67.56 netmask 255.255.255.0</text:span></text:p>
      <text:p text:style-name="P6"><text:tab/><text:tab/><text:span text:style-name="T4">mkdir /mnt/images</text:span></text:p>
      <text:p text:style-name="P7"><text:tab/><text:tab/>mount 172.28.67.65:/images/secteur5 /mnt/images</text:p>
      <text:p text:style-name="P7"><text:tab/><text:tab/>partimage</text:p>
      <text:p text:style-name="P7"/>
      <text:p text:style-name="P8">Vérification:</text:p>
      <text:p text:style-name="P9"><text:tab/><text:tab/><text:span text:style-name="T5">ls -l /mnt/images</text:span></text:p>
      <text:p text:style-name="P7"><text:tab/><text:tab/>...</text:p>
      <text:p text:style-name="P7"><text:tab/><text:tab/>sv5a_linux.000</text:p>
      <text:p text:style-name="P7"><text:tab/><text:tab/>...</text:p>
      <text:p text:style-name="P8">Image réalisée avec succès 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2-05T14:57:49</meta:creation-date>
    <dc:creator>Mickael Well</dc:creator>
    <dc:date>2006-12-07T19:58:28</dc:date>
    <dc:language>fr-FR</dc:language>
    <meta:editing-cycles>28</meta:editing-cycles>
    <meta:editing-duration>PT2H19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" meta:word-count="189" meta:character-count="1300"/>
  </office:meta>
</office:document-meta>
</file>